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aption">
      <style:text-properties fo:color="#000000" loext:opacity="100%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 : Indica que se está utilizando HTML5.</text:p>
      <text:p text:style-name="P1">&lt;html&gt;: Elemento raíz de la página web.</text:p>
      <text:p text:style-name="P1">&lt;head&gt;: Contiene información sobre la página, como el título de la página, los metadatos y enlaces a archivos CSS y JS.</text:p>
      <text:p text:style-name="P1">&lt;meta&gt;: Proporciona información adicional sobre la página web, como el tipo de codificación de caracteres y la escala de la página.</text:p>
      <text:p text:style-name="P1">&lt;title&gt;: Define el título de la página web que aparece en la pestaña del navegador.</text:p>
      <text:p text:style-name="P1">&lt;link&gt;: Conecta la página con un archivo externo de CSS.</text:p>
      <text:p text:style-name="P1">&lt;body&gt;: Contiene todo el contenido visible de la página web.</text:p>
      <text:p text:style-name="P1">&lt;header&gt;: Encabezado de la página web que generalmente incluye el título o el logotipo.</text:p>
      <text:p text:style-name="P1">&lt;h1&gt;: Encabezado de nivel 1 que generalmente se usa para el título de la página.</text:p>
      <text:p text:style-name="P1">&lt;blockquote&gt;: Cita o fragmento de texto destacado.</text:p>
      <text:p text:style-name="P1">&lt;p&gt;: Párrafo de texto.</text:p>
      <text:p text:style-name="P1">&lt;footer&gt;: Pie de página de la página web.</text:p>
      <text:p text:style-name="P1">&lt;section&gt;: Sección de contenido que puede tener su propio encabezado.</text:p>
      <text:p text:style-name="P1">&lt;h2&gt;: Encabezado de nivel 2 que generalmente se usa para los títulos de sección.</text:p>
      <text:p text:style-name="P1">&lt;hr&gt;: Línea horizontal utilizada para separar secciones o contenidos.</text:p>
      <text:p text:style-name="P1">&lt;figure&gt;: Elemento que se utiliza para agregar imágenes o gráficos a la página.</text:p>
      <text:p text:style-name="P1">&lt;img&gt;: Etiqueta utilizada para insertar una imagen en la página.</text:p>
      <text:p text:style-name="P1">&lt;figcaption&gt;: Proporciona una leyenda para la imag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21:37:39.940700149</meta:creation-date>
    <dc:date>2023-03-27T21:46:29.887726338</dc:date>
    <meta:editing-duration>PT8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04" meta:character-count="1236" meta:non-whitespace-character-count="1050"/>
  </office:meta>
</office:document-meta>
</file>